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FileInFolder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howFileInFolder</text:h>
                    <text:list>
                        <text:list-item>
                            <text:h text:style-name="Heading_20_2" text:outline-level="2">Description</text:h>
                        </text:list-item>
                    </text:list>
                </text:list-item>
            </text:list>

            <text:p text:style-name="Standard">Displays the set file in the system file manager. When possible, the set file will also be selected.</text:p>

            
                <text:list xml:id="list_ShowFileInFolder2" text:continue-numbering="true" text:continue-list="list_ShowFileInFold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FileInFolder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Path to the file that will be displayed in the system file manager.</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FileInFolder7" text:continue-numbering="true" text:continue-list="list_ShowFileInFolder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FileInFolder8" text:continue-numbering="true" text:continue-list="list_ShowFileInFolder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howFileInFolder9" text:continue-numbering="true" text:continue-list="list_ShowFileInFolder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howFileInFolder10" text:continue-numbering="true" text:continue-list="list_ShowFileInFolder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FileInFolder11" text:continue-numbering="true" text:continue-list="list_ShowFileInFolder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howFileInFolder3" text:continue-numbering="true" text:continue-list="list_ShowFileInFolder2" text:style-name="Outline">
                    <text:list-item>
                        <text:list>
                            <text:list-item>
                                <text:h text:style-name="Heading_20_2" text:outline-level="2">Inputs</text:h>
                            </text:list-item>
                        </text:list>
                    </text:list-item>
                </text:list>

                
                            <text:list xml:id="list_ShowFileInFolder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howFileInFolder4" text:continue-numbering="true" text:continue-list="list_ShowFileInFolder3" text:style-name="Outline">
                    <text:list-item>
                        <text:list>
                            <text:list-item>
                                <text:h text:style-name="Heading_20_2" text:outline-level="2">Outputs</text:h>
                            </text:list-item>
                        </text:list>
                    </text:list-item>
                </text:list>

                
                            <text:list xml:id="list_ShowFileInFolder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howFileInFolder5" text:continue-numbering="true" text:continue-list="list_ShowFileInFolder4" text:style-name="Outline">
                        <text:list-item>
                            <text:list>
                                <text:list-item>
                                    <text:h text:style-name="Heading_20_2" text:outline-level="2">Examples</text:h>
                                </text:list-item>
                            </text:list>
                        </text:list-item>
                    </text:list>
                    <text:p text:style-name="Standard"/>
                    
                    <text:list xml:id="list_ShowFileInFolder14" text:style-name="List_20_1">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